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ke php informat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1" meta:word-count="3" meta:character-count="21"/>
    <dc:date>2013-08-16T17:49:44.04</dc:date>
    <meta:editing-duration>PT00H00M07S</meta:editing-duration>
    <meta:editing-cycles>1</meta:editing-cycles>
    <meta:generator>OpenOffice.org/3.0$Win32 OpenOffice.org_project/300m9$Build-9358</meta:generator>
  </office:meta>
</office:document-meta>
</file>